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15pt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style:font-name="Times New Roman" fo:font-weight="normal" style:font-weight-asian="normal" style:font-weight-complex="normal"/>
    </style:style>
    <style:style style:name="P5" style:family="paragraph" style:parent-style-name="Standard" style:list-style-name="L2">
      <style:text-properties style:font-name="Times New Roman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 style:list-style-name="L5">
      <style:paragraph-properties fo:text-align="start" style:justify-single-word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Standard" style:list-style-name="L6">
      <style:paragraph-properties fo:text-align="start" style:justify-single-word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3</text:p>
      <text:p text:style-name="P1"/>
      <text:p text:style-name="P1"/>
      <text:p text:style-name="P1"/>
      <text:p text:style-name="P1"/>
      <text:p text:style-name="P1"/>
      <text:p text:style-name="P2">Backlog :</text:p>
      <text:p text:style-name="P2"/>
      <text:list xml:id="list30299467" text:style-name="L1">
        <text:list-item>
          <text:p text:style-name="P4">écriture des fonctionnalités : </text:p>
        </text:list-item>
      </text:list>
      <text:list xml:id="list30307267" text:style-name="L2">
        <text:list-item>
          <text:list>
            <text:list-item>
              <text:list>
                <text:list-item>
                  <text:list>
                    <text:list-item>
                      <text:p text:style-name="P5">état d'une ligne (incident)</text:p>
                    </text:list-item>
                    <text:list-item>
                      <text:p text:style-name="P5">stations les plus proches</text:p>
                    </text:list-item>
                    <text:list-item>
                      <text:p text:style-name="P7">état d'une station (incident)</text:p>
                    </text:list-item>
                    <text:list-item>
                      <text:p text:style-name="P7">temps de trajet entre 2 stations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31376042" text:style-name="L6">
        <text:list-item>
          <text:p text:style-name="P11">création et mis en place du mappage du réseau</text:p>
        </text:list-item>
      </text:list>
      <text:list xml:id="list30311364" text:style-name="L3">
        <text:list-item>
          <text:p text:style-name="P8">écriture des tests pour les fonctionnalités du Sprint 4 </text:p>
        </text:list-item>
        <text:list-item>
          <text:p text:style-name="P8">rédaction de la documentation pour le Sprint 3</text:p>
          <text:p text:style-name="P8"/>
        </text:list-item>
      </text:list>
      <text:p text:style-name="P3"/>
      <text:p text:style-name="P2">Estimations et affectations :</text:p>
      <text:p text:style-name="P3"/>
      <text:list xml:id="list30305720" text:style-name="L4">
        <text:list-item>
          <text:p text:style-name="P9">écriture des fonctionnalités  (Cyrielle Bazart &amp; Romain Dartois) : 2h</text:p>
          <text:list>
            <text:list-item>
              <text:p text:style-name="P9">état d'une ligne (incident) </text:p>
            </text:list-item>
            <text:list-item>
              <text:p text:style-name="P9">stations les plus proches </text:p>
            </text:list-item>
            <text:list-item>
              <text:p text:style-name="P9">état d'une station (incident) </text:p>
            </text:list-item>
            <text:list-item>
              <text:p text:style-name="P9">temps de trajet entre 2 stations </text:p>
            </text:list-item>
          </text:list>
        </text:list-item>
      </text:list>
      <text:p text:style-name="P3"/>
      <text:list xml:id="list30281074" text:style-name="L5">
        <text:list-item>
          <text:p text:style-name="P10">écriture des tests pour les fonctionnalités du Sprint 4 (Jérémy Geoffroy) : 2h</text:p>
        </text:list-item>
        <text:list-item>
          <text:p text:style-name="P10">création et mis en place du mappage du réseau (Jérémy Geoffroy) : 2h</text:p>
        </text:list-item>
        <text:list-item>
          <text:p text:style-name="P10">rédaction de la documentation pour le Sprint 3 (Cyrielle Bazart) : 30 minutes</text:p>
        </text:list-item>
      </text:list>
      <text:p text:style-name="P3"/>
      <text:p text:style-name="P3"/>
      <text:p text:style-name="P2">Burndown chart :</text:p>
      <text:p text:style-name="P2"/>
      <text:p text:style-name="P2"><draw:frame draw:style-name="fr1" draw:name="Objet1" text:anchor-type="paragraph" svg:width="15.647cm" svg:height="7.953cm" draw:z-index="0"><draw:object xlink:href="./Object 1" xlink:type="simple" xlink:show="embed" xlink:actuate="onLoad"/><draw:image xlink:href="./ObjectReplacements/Object 1" xlink:type="simple" xlink:show="embed" xlink:actuate="onLoad"/><svg:desc>diagramme</svg:desc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7T10:18:32.43</meta:creation-date>
    <dc:date>2012-05-08T11:30:12.84</dc:date>
    <meta:editing-duration>PT1H3M25S</meta:editing-duration>
    <meta:editing-cycles>6</meta:editing-cycles>
    <meta:generator>LibreOffice/3.5$Windows_x86 LibreOffice_project/281b639-6baa1d3-ef66a77-d866f25-f36d45f</meta:generator>
    <meta:document-statistic meta:table-count="0" meta:image-count="0" meta:object-count="1" meta:page-count="2" meta:paragraph-count="20" meta:word-count="142" meta:character-count="778" meta:non-whitespace-character-count="66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47cm" svg:height="7.953cm" xlink:href="." xlink:type="simple" chart:class="chart:line" chart:style-name="ch1">
        <chart:title svg:x="5.358cm" svg:y="0.295cm" chart:style-name="ch2">
          <text:p>Burndown Chart Sprint 3</text:p>
        </chart:title>
        <chart:legend chart:legend-position="end" svg:x="13.218cm" svg:y="3.664cm" style:legend-expansion="high" chart:style-name="ch3"/>
        <chart:plot-area chart:style-name="ch4" chart:data-source-has-labels="both" svg:x="0.762cm" svg:y="1.551cm" svg:width="11.832cm" svg:height="5.823cm">
          <chartooo:coordinate-region svg:x="1.424cm" svg:y="1.763cm" svg:width="10.507cm" svg:height="4.938cm"/>
          <chart:axis chart:dimension="x" chart:name="primary-x" chart:style-name="ch5" chartooo:axis-type="text"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ures</text:p>
              </table:table-cell>
            </table:table-row>
          </table:table-header-rows>
          <table:table-rows>
            <table:table-row>
              <table:table-cell office:value-type="string">
                <text:p>27/03/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03/04/12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07/04/12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23/04/12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27/04/12</text:p>
              </table:table-cell>
              <table:table-cell office:value-type="float" office:value="33.3">
                <text:p>33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281b639-6baa1d3-ef66a77-d866f25-f36d45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